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I Features List</text:p>
      <text:p text:style-name="Standard"/>
      <text:list xml:id="list2589798139540039030" text:style-name="L2">
        <text:list-item>
          <text:p text:style-name="P1">physical abilities</text:p>
          <text:list>
            <text:list-item>
              <text:p text:style-name="P1">move</text:p>
              <text:list>
                <text:list-item>
                  <text:p text:style-name="P1">move within villiage/comfortable range</text:p>
                </text:list-item>
                <text:list-item>
                  <text:p text:style-name="P1">explore/adventure</text:p>
                </text:list-item>
              </text:list>
            </text:list-item>
            <text:list-item>
              <text:p text:style-name="P1">attack</text:p>
            </text:list-item>
            <text:list-item>
              <text:p text:style-name="P1">defend</text:p>
            </text:list-item>
            <text:list-item>
              <text:p text:style-name="P1">build</text:p>
              <text:list>
                <text:list-item>
                  <text:p text:style-name="P1">home</text:p>
                </text:list-item>
                <text:list-item>
                  <text:p text:style-name="P1">place of buisness</text:p>
                </text:list-item>
                <text:list-item>
                  <text:p text:style-name="P1">farm</text:p>
                </text:list-item>
                <text:list-item>
                  <text:p text:style-name="P1">use items correctly</text:p>
                </text:list-item>
              </text:list>
            </text:list-item>
          </text:list>
          <text:p text:style-name="P1"><text:tab/></text:p>
        </text:list-item>
        <text:list-item>
          <text:p text:style-name="P1">audio abilities</text:p>
          <text:list>
            <text:list-item>
              <text:p text:style-name="P1">sounds normal</text:p>
              <text:list>
                <text:list-item>
                  <text:p text:style-name="P1">correct sentence structure</text:p>
                </text:list-item>
                <text:list-item>
                  <text:p text:style-name="P1">correct use of vocabulary</text:p>
                </text:list-item>
                <text:list-item>
                  <text:p text:style-name="P1">stays on topic (unless otherwise called for)</text:p>
                </text:list-item>
                <text:list-item>
                  <text:p text:style-name="P1">able to restate and clarify</text:p>
                </text:list-item>
                <text:list-item>
                  <text:p text:style-name="P1">provides useful, relevent, additions to conversations</text:p>
                </text:list-item>
              </text:list>
            </text:list-item>
            <text:list-item>
              <text:p text:style-name="P1">reasonably sized vocabulary (popular tone)</text:p>
              <text:list>
                <text:list-item>
                  <text:p text:style-name="P1">verbs</text:p>
                </text:list-item>
                <text:list-item>
                  <text:p text:style-name="P1">nouns</text:p>
                </text:list-item>
                <text:list-item>
                  <text:p text:style-name="P1">proverbs</text:p>
                </text:list-item>
                <text:list-item>
                  <text:p text:style-name="P1">pronouns</text:p>
                </text:list-item>
                <text:list-item>
                  <text:p text:style-name="P1">necessary words</text:p>
                </text:list-item>
              </text:list>
            </text:list-item>
          </text:list>
        </text:list-item>
      </text:list>
      <text:p text:style-name="Standard"/>
      <text:list xml:id="list40303716" text:continue-numbering="true" text:style-name="L2">
        <text:list-item>
          <text:p text:style-name="P1">mental abilities</text:p>
          <text:list>
            <text:list-item>
              <text:p text:style-name="P1">value</text:p>
              <text:list>
                <text:list-item>
                  <text:p text:style-name="P1">socail value</text:p>
                  <text:list>
                    <text:list-item>
                      <text:p text:style-name="P1">different loans for friends, best friends, and love ones</text:p>
                    </text:list-item>
                  </text:list>
                </text:list-item>
                <text:list-item>
                  <text:p text:style-name="P1">material value</text:p>
                </text:list-item>
                <text:list-item>
                  <text:p text:style-name="P1">land value</text:p>
                </text:list-item>
                <text:list-item>
                  <text:p text:style-name="P1">labor value</text:p>
                </text:list-item>
                <text:list-item>
                  <text:p text:style-name="P1">changes with supply and demand</text:p>
                </text:list-item>
              </text:list>
            </text:list-item>
            <text:list-item>
              <text:p text:style-name="P1">morals <text:span text:style-name="T1">[ted talk]</text:span></text:p>
              <text:list>
                <text:list-item>
                  <text:p text:style-name="P1">empithy</text:p>
                </text:list-item>
                <text:list-item>
                  <text:p text:style-name="P1">fairness</text:p>
                  <text:list>
                    <text:list-item>
                      <text:p text:style-name="P1">fair pay</text:p>
                    </text:list-item>
                    <text:list-item>
                      <text:p text:style-name="P1">fair trade</text:p>
                    </text:list-item>
                  </text:list>
                </text:list-item>
              </text:list>
            </text:list-item>
            <text:list-item>
              <text:p text:style-name="P1">group mentality</text:p>
              <text:list>
                <text:list-item>
                  <text:p text:style-name="P1">group think</text:p>
                  <text:list>
                    <text:list-item>
                      <text:p text:style-name="P1">logic conforms slightly to group</text:p>
                    </text:list-item>
                    <text:list-item>
                      <text:p text:style-name="P1">gullibility is less relevent</text:p>
                    </text:list-item>
                  </text:list>
                </text:list-item>
                <text:list-item>
                  <text:p text:style-name="P1">cult <text:span text:style-name="T1">[Mr. Gauthier]</text:span></text:p>
                  <text:list>
                    <text:list-item>
                      <text:p text:style-name="P1">group think mentality</text:p>
                    </text:list-item>
                    <text:list-item>
                      <text:p text:style-name="P1">requires</text:p>
                      <text:list>
                        <text:list-item>
                          <text:p text:style-name="P1">conformity</text:p>
                        </text:list-item>
                        <text:list-item>
                          <text:p text:style-name="P1"><text:soft-page-break/></text:p>
                        </text:list-item>
                      </text:list>
                    </text:list-item>
                  </text:list>
                </text:list-item>
                <text:list-item>
                  <text:p text:style-name="P1">government</text:p>
                </text:list-item>
              </text:list>
            </text:list-item>
            <text:list-item>
              <text:p text:style-name="P1">personality</text:p>
              <text:list>
                <text:list-item>
                  <text:p text:style-name="P1">power hungry</text:p>
                </text:list-item>
                <text:list-item>
                  <text:p text:style-name="P1">saintly</text:p>
                  <text:list>
                    <text:list-item>
                      <text:p text:style-name="P1">empithetic</text:p>
                    </text:list-item>
                    <text:list-item>
                      <text:p text:style-name="P1">fair</text:p>
                    </text:list-item>
                    <text:list-item>
                      <text:p text:style-name="P1">generous</text:p>
                    </text:list-item>
                  </text:list>
                </text:list-item>
                <text:list-item>
                  <text:p text:style-name="P1">demonic</text:p>
                  <text:list>
                    <text:list-item>
                      <text:p text:style-name="P1">anger</text:p>
                    </text:list-item>
                    <text:list-item>
                      <text:p text:style-name="P1">violent</text:p>
                    </text:list-item>
                  </text:list>
                </text:list-item>
                <text:list-item>
                  <text:p text:style-name="P1">gullible</text:p>
                  <text:list>
                    <text:list-item>
                      <text:p text:style-name="P1">negotiations</text:p>
                    </text:list-item>
                  </text:list>
                </text:list-item>
                <text:list-item>
                  <text:p text:style-name="P1">temperment</text:p>
                </text:list-item>
              </text:list>
            </text:list-item>
            <text:list-item>
              <text:p text:style-name="P1">memory</text:p>
              <text:list>
                <text:list-item>
                  <text:p text:style-name="P1">events</text:p>
                </text:list-item>
                <text:list-item>
                  <text:p text:style-name="P1">people</text:p>
                  <text:list>
                    <text:list-item>
                      <text:p text:style-name="P1">unpaid loans</text:p>
                      <text:list>
                        <text:list-item>
                          <text:p text:style-name="P1">capital</text:p>
                        </text:list-item>
                        <text:list-item>
                          <text:p text:style-name="P1">socail</text:p>
                        </text:list-item>
                      </text:list>
                    </text:list-item>
                    <text:list-item>
                      <text:p text:style-name="P1">"credit rating"</text:p>
                    </text:list-item>
                  </text:list>
                </text:list-item>
                <text:list-item>
                  <text:p text:style-name="P1">jobs</text:p>
                  <text:list>
                    <text:list-item>
                      <text:p text:style-name="P1">jobs assigned to other people</text:p>
                    </text:list-item>
                    <text:list-item>
                      <text:p text:style-name="P1">jobs to do</text:p>
                    </text:list-item>
                  </text:list>
                </text:list-item>
              </text:list>
            </text:list-item>
            <text:list-item>
              <text:p text:style-name="P1">basic logic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7M42S</meta:editing-duration>
    <meta:editing-cycles>7</meta:editing-cycles>
    <meta:generator>OpenOffice/4.0.0$Win32 OpenOffice.org_project/400m3$Build-9702</meta:generator>
    <dc:date>2013-10-29T20:15:15.28</dc:date>
    <dc:creator>Nate Schultz</dc:creator>
    <meta:document-statistic meta:table-count="0" meta:image-count="0" meta:object-count="0" meta:page-count="2" meta:paragraph-count="71" meta:word-count="219" meta:character-count="1080"/>
    <meta:user-defined meta:name="Info 1"/>
    <meta:user-defined meta:name="Info 2"/>
    <meta:user-defined meta:name="Info 3"/>
    <meta:user-defined meta:name="Info 4"/>
  </office:meta>
</office:document-meta>
</file>